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0717d6" officeooo:paragraph-rsid="000717d6"/>
    </style:style>
    <style:style style:name="P2" style:family="paragraph" style:parent-style-name="Heading_20_3">
      <style:text-properties style:font-name="Arial"/>
    </style:style>
    <style:style style:name="P3" style:family="paragraph" style:parent-style-name="Heading_20_3">
      <style:text-properties style:font-name="Arial"/>
    </style:style>
    <style:style style:name="P4" style:family="paragraph" style:parent-style-name="Heading_20_3">
      <style:text-properties style:font-name="Arial"/>
    </style:style>
    <style:style style:name="P5" style:family="paragraph" style:parent-style-name="Text_20_body">
      <style:text-properties style:font-name="Arial"/>
    </style:style>
    <style:style style:name="P6" style:family="paragraph" style:parent-style-name="Text_20_body" style:list-style-name="L1">
      <style:text-properties style:font-name="Arial"/>
    </style:style>
    <style:style style:name="P7" style:family="paragraph" style:parent-style-name="Text_20_body" style:list-style-name="L2"/>
    <style:style style:name="P8" style:family="paragraph" style:parent-style-name="Text_20_body">
      <style:text-properties style:font-name="Arial"/>
    </style:style>
    <style:style style:name="P9" style:family="paragraph" style:parent-style-name="Text_20_body" style:list-style-name="L3">
      <style:text-properties style:font-name="Arial"/>
    </style:style>
    <style:style style:name="T1" style:family="text">
      <style:text-properties style:font-name="Arial"/>
    </style:style>
    <style:style style:name="T2" style:family="text">
      <style:text-properties style:font-name="Ari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Strong_20_Emphasis"><text:span text:style-name="T1">Multa a una comunidad de vecinos por difundir datos personales en WhatsApp</text:span></text:span></text:h>
      <text:p text:style-name="Text_20_body"><text:span text:style-name="Strong_20_Emphasis"><text:span text:style-name="T1">¿Qué ocurrió?</text:span></text:span></text:p>
      <text:p text:style-name="Text_20_body"><text:span text:style-name="T1">En Barcelona, una comunidad de vecinos fue sancionada con </text:span><text:span text:style-name="Strong_20_Emphasis"><text:span text:style-name="T1">2.000 euros</text:span></text:span><text:span text:style-name="T1"> por la </text:span><text:span text:style-name="Strong_20_Emphasis"><text:span text:style-name="T1">Agencia Española de Protección de Datos (AEPD)</text:span></text:span><text:span text:style-name="T1">. La infracción se produjo cuando se compartió en un grupo de WhatsApp una copia simple de las escrituras de propiedad de uno de los residentes, sin su consentimiento. Esto vulneró los principios de </text:span><text:span text:style-name="Strong_20_Emphasis"><text:span text:style-name="T1">integridad y confidencialidad</text:span></text:span><text:span text:style-name="T1"> establecidos en el Reglamento General de Protección de Datos (RGPD).</text:span></text:p>
      <text:p text:style-name="Text_20_body"><text:span text:style-name="Strong_20_Emphasis"><text:span text:style-name="T1">Detalles de la sanción:</text:span></text:span></text:p>
      <text:list xml:id="list1265586399" text:style-name="L2">
        <text:list-item>
          <text:p text:style-name="P7"><text:span text:style-name="Strong_20_Emphasis"><text:span text:style-name="T1">1.000 euros</text:span></text:span><text:span text:style-name="T1"> por la difusión no autorizada de datos personales.</text:span></text:p>
        </text:list-item>
        <text:list-item>
          <text:p text:style-name="P7"><text:span text:style-name="Strong_20_Emphasis"><text:span text:style-name="T1">1.000 euros</text:span></text:span><text:span text:style-name="T1"> por la falta de medidas de seguridad adecuadas para proteger dicha información.</text:span></text:p>
        </text:list-item>
      </text:list>
      <text:h text:style-name="P2" text:outline-level="3"/>
      <text:h text:style-name="Heading_20_3" text:outline-level="3"><text:span text:style-name="Strong_20_Emphasis"><text:span text:style-name="T1"/></text:span></text:h>
      <text:p text:style-name="Text_20_body"><text:span text:style-name="T1">La protección de datos personales en comunidades de vecinos y grupos de mensajería.</text:span></text:p>
      <text:p text:style-name="Text_20_body"><text:span text:style-name="T1"/></text:p>
      <text:list xml:id="list1917542672" text:style-name="L3">
        <text:list-item>
          <text:p text:style-name="P9">¿Es común compartir información personal en grupos de vecinos? ¿Somos conscientes de las implicaciones legales?</text:p>
        </text:list-item>
        <text:list-item>
          <text:p text:style-name="P9">¿Qué medidas deberían adoptar las comunidades para garantizar la privacidad de sus miembros?</text:p>
        </text:list-item>
        <text:list-item>
          <text:p text:style-name="P9">¿Cómo afecta este tipo de infracciones a la confianza entre vecinos y a la convivencia?</text:p>
        </text:list-item>
      </text:list>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717d6" officeooo:paragraph-rsid="000717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amuel Arteaga López<text:tab/><text:tab/>IA &amp; Big Dat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6T19:38:10.514000000</meta:creation-date>
    <dc:date>2025-05-16T19:59:01.791000000</dc:date>
    <meta:editing-duration>PT7M4S</meta:editing-duration>
    <meta:editing-cycles>2</meta:editing-cycles>
    <meta:generator>LibreOffice/7.1.2.2$Windows_X86_64 LibreOffice_project/8a45595d069ef5570103caea1b71cc9d82b2aae4</meta:generator>
    <meta:document-statistic meta:table-count="0" meta:image-count="0" meta:object-count="0" meta:page-count="1" meta:paragraph-count="11" meta:word-count="176" meta:character-count="1096" meta:non-whitespace-character-count="935"/>
  </office:meta>
</office:document-meta>
</file>